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455" officeooo:paragraph-rsid="00066455"/>
    </style:style>
    <style:style style:name="P2" style:family="paragraph" style:parent-style-name="Standard">
      <style:text-properties officeooo:rsid="00076613" officeooo:paragraph-rsid="00076613"/>
    </style:style>
    <style:style style:name="P3" style:family="paragraph" style:parent-style-name="Standard">
      <style:text-properties officeooo:paragraph-rsid="00076613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076613" officeooo:paragraph-rsid="00076613"/>
    </style:style>
    <style:style style:name="P6" style:family="paragraph" style:parent-style-name="Text_20_body">
      <style:paragraph-properties fo:margin-top="0cm" fo:margin-bottom="0.499cm" loext:contextual-spacing="false"/>
      <style:text-properties officeooo:rsid="00076613" officeooo:paragraph-rsid="00076613"/>
    </style:style>
    <style:style style:name="P7" style:family="paragraph" style:parent-style-name="Text_20_body">
      <style:text-properties officeooo:rsid="00076613" officeooo:paragraph-rsid="00076613"/>
    </style:style>
    <style:style style:name="T1" style:family="text">
      <style:text-properties officeooo:rsid="00076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>CREATE</text:p>
      <text:p text:style-name="P1">Clone an existing repository -----$ git clone ssh://user@domain.com/repo.git</text:p>
      <text:p text:style-name="P1">Create a new local repository ----$ git init</text:p>
      <text:p text:style-name="P1"/>
      <text:p text:style-name="P1">LOCAL CHANGES</text:p>
      <text:p text:style-name="P1">Changed files in your working directory-------$ git status</text:p>
      <text:p text:style-name="P1">Changes to tracked files--------------------------$ git diff</text:p>
      <text:p text:style-name="P1">Add all current changes to the next commit----$ git add .</text:p>
      <text:p text:style-name="P1">Add some changes in &lt;file&gt; to the next commit$ git add -p &lt;file&gt;</text:p>
      <text:p text:style-name="P1">Commit all local changes in tracked files--------$ git commit -a</text:p>
      <text:p text:style-name="P1">Commit previously staged changes----------------$ git commit</text:p>
      <text:p text:style-name="P1">Change the last commit</text:p>
      <text:p text:style-name="P1">Don‘t amend published commits!------------------$ git commit –amend</text:p>
      <text:p text:style-name="P1"/>
      <text:p text:style-name="P1">COMMIT HISTORY</text:p>
      <text:p text:style-name="P1">Show all commits, starting with newes----------$ git log</text:p>
      <text:p text:style-name="P1">Show changes over time for a specific file------$ git log -p &lt;file&gt;</text:p>
      <text:p text:style-name="P1">Who changed what and when in &lt;file&gt;#---------$ git blame &lt;file&gt;<text:tab/></text:p>
      <text:p text:style-name="P1"/>
      <text:p text:style-name="P2">SVN </text:p>
      <text:p text:style-name="P2">SVN installation completed</text:p>
      <text:p text:style-name="P2">SVN Environment setup</text:p>
      <text:p text:style-name="P3"><text:span text:style-name="T1">1. Apache setup --$</text:span>yum install mod_dav_svn subversion</text:p>
      <text:p text:style-name="P3"><text:span text:style-name="T1">2. User Setup <text:s/>-- $</text:span>htpasswd -cm /etc/svn-users tom</text:p>
      <text:p text:style-name="P7">Create Subversion parent directory to store all the work</text:p>
      <text:p text:style-name="Preformatted_20_Text">[root@CentOS ~]# mkdir /var/www/svn</text:p>
      <text:p text:style-name="P4">[root@CentOS ~]# cd /var/www/svn/</text:p>
      <text:p text:style-name="P5">3.Repository Setup</text:p>
      <text:p text:style-name="P5">svnadmin create project_repo</text:p>
      <text:p text:style-name="P6">change the user and group ownership of the repository.</text:p>
      <text:p text:style-name="P4">[root@CentOS svn]# chown -R apache.apache project_repo/</text:p>
      <text:p text:style-name="P5">Here I m getting error while changing user 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7:10:51.012601286</meta:creation-date>
    <dc:date>2018-08-23T17:30:24.610081579</dc:date>
    <meta:editing-duration>PT13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98" meta:character-count="1281" meta:non-whitespace-character-count="1122"/>
  </office:meta>
</office:document-meta>
</file>